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94cm" fo:min-width="17.94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.691cm" style:use-optimal-column-width="false"/>
    </style:style>
    <style:style style:name="co2" style:family="table-column">
      <style:table-column-properties style:column-width="10.907cm" style:use-optimal-column-width="false"/>
    </style:style>
    <style:style style:name="co3" style:family="table-column">
      <style:table-column-properties style:column-width="1.714cm" style:use-optimal-column-width="false"/>
    </style:style>
    <style:style style:name="co4" style:family="table-column">
      <style:table-column-properties style:column-width="10.887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style:font-name="Liberation Mono"/>
    </style:style>
    <style:style style:name="ce2" style:family="table-cell">
      <style:text-properties style:font-name="Liberation Sans"/>
    </style:style>
    <style:style style:name="ce3" style:family="table-cell">
      <style:text-properties style:font-name="Liberation Sans"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style:font-name="Liberation Sans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"/>
    </style:style>
    <style:style style:name="P4" style:family="paragraph">
      <style:text-properties style:font-name="Liberation Sans"/>
    </style:style>
    <style:style style:name="P5" style:family="paragraph">
      <style:text-properties style:font-name="Liberation Sans"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font-name="Liberation Sans" fo:font-size="18pt" style:font-size-asian="18pt" style:font-size-complex="18pt"/>
    </style:style>
    <style:style style:name="P7" style:family="paragraph">
      <style:paragraph-properties fo:text-align="center"/>
      <style:text-properties fo:color="#ffff00" style:font-name="Liberation Mono" fo:font-size="20pt" style:font-size-asian="20pt" style:font-size-complex="20pt"/>
    </style:style>
    <style:style style:name="T1" style:family="text">
      <style:text-properties fo:color="#0000ff"/>
    </style:style>
    <style:style style:name="T2" style:family="text">
      <style:text-properties fo:color="#ffff00" style:font-name="Liberation Mono" fo:font-size="20pt" style:font-size-asian="20pt" style:font-size-complex="20pt"/>
    </style:style>
    <style:style style:name="T3" style:family="text">
      <style:text-properties fo:color="#0000ff" style:font-name="Liberation Mono"/>
    </style:style>
    <style:style style:name="T4" style:family="text">
      <style:text-properties style:use-window-font-color="true"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Prompt string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Fields &amp; Custom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Context for prompt strings</text:p>
          </draw:text-box>
        </draw:frame>
        <draw:frame presentation:style-name="pr4" draw:layer="layout" svg:width="25.199cm" svg:height="9.134cm" svg:x="1.4cm" svg:y="5.2cm" presentation:class="outline" presentation:user-transformed="true">
          <draw:text-box>
            <text:list text:style-name="L3">
              <text:list-item>
                <text:p>bash, dash, zsh, ksh, csh</text:p>
              </text:list-item>
              <text:list-item>
                <text:p>python</text:p>
              </text:list-item>
              <text:list-item>
                <text:p>octave</text:p>
              </text:list-item>
              <text:list-item>
                <text:p>gnuplot</text:p>
              </text:list-item>
              <text:list-item>
                <text:p>s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bash prompts</text:p>
          </draw:text-box>
        </draw:frame>
        <draw:frame presentation:style-name="pr4" draw:layer="layout" svg:width="25.199cm" svg:height="9.134cm" svg:x="1.4cm" svg:y="5.4cm" presentation:class="outline" presentation:user-transformed="true">
          <draw:text-box>
            <text:list text:style-name="L3">
              <text:list-item>
                <text:p>PS1 : primary prompt string : <text:span text:style-name="T1">$</text:span></text:p>
              </text:list-item>
              <text:list-item>
                <text:p>PS2 : secondary prompt for multi-line input : <text:span text:style-name="T1">&gt;</text:span></text:p>
              </text:list-item>
              <text:list-item>
                <text:p>PS3 : prompt string in select loops : <text:span text:style-name="T1">#?</text:span></text:p>
              </text:list-item>
              <text:list-item>
                <text:p>PS4 : prompt srting for execution trace : <text:span text:style-name="T1">+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Escape sequences </text:p>
          </draw:text-box>
        </draw:frame>
        <draw:frame draw:style-name="standard" draw:layer="layout" svg:width="25.198cm" svg:height="6.866cm" svg:x="0.986cm" svg:y="4.9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\A</text:p>
              </table:table-cell>
              <table:table-cell table:style-name="ce2">
                <text:p text:style-name="P4">Current time in 24-hour as hh:mm </text:p>
              </table:table-cell>
              <table:table-cell>
                <text:p text:style-name="P3">\u</text:p>
              </table:table-cell>
              <table:table-cell table:style-name="ce3">
                <text:p text:style-name="P5">Current user’s username</text:p>
              </table:table-cell>
            </table:table-row>
            <table:table-row table:style-name="ro1" table:default-cell-style-name="ce1">
              <table:table-cell>
                <text:p text:style-name="P3">\d</text:p>
              </table:table-cell>
              <table:table-cell table:style-name="ce2">
                <text:p text:style-name="P4">Date in “weekday month day” format</text:p>
              </table:table-cell>
              <table:table-cell>
                <text:p text:style-name="P3">\w</text:p>
              </table:table-cell>
              <table:table-cell table:style-name="ce3">
                <text:p text:style-name="P5">Current directory</text:p>
              </table:table-cell>
            </table:table-row>
            <table:table-row table:style-name="ro1" table:default-cell-style-name="ce1">
              <table:table-cell>
                <text:p text:style-name="P3">\h</text:p>
              </table:table-cell>
              <table:table-cell table:style-name="ce2">
                <text:p text:style-name="P4">Hostname upto first period</text:p>
              </table:table-cell>
              <table:table-cell>
                <text:p text:style-name="P3">\W</text:p>
              </table:table-cell>
              <table:table-cell table:style-name="ce3">
                <text:p text:style-name="P5">Basename of current directory</text:p>
              </table:table-cell>
            </table:table-row>
            <table:table-row table:style-name="ro1" table:default-cell-style-name="ce1">
              <table:table-cell>
                <text:p text:style-name="P3">\H</text:p>
              </table:table-cell>
              <table:table-cell table:style-name="ce2">
                <text:p text:style-name="P4">Complete hostname</text:p>
              </table:table-cell>
              <table:table-cell>
                <text:p text:style-name="P3">\#</text:p>
              </table:table-cell>
              <table:table-cell table:style-name="ce3">
                <text:p text:style-name="P5">Current command number</text:p>
              </table:table-cell>
            </table:table-row>
            <table:table-row table:style-name="ro1" table:default-cell-style-name="ce1">
              <table:table-cell>
                <text:p text:style-name="P3">\s</text:p>
              </table:table-cell>
              <table:table-cell table:style-name="ce2">
                <text:p text:style-name="P4">Name of the shell</text:p>
              </table:table-cell>
              <table:table-cell>
                <text:p text:style-name="P3">\$</text:p>
              </table:table-cell>
              <table:table-cell table:style-name="ce3">
                <text:p text:style-name="P5">If uid is 0, # else $ </text:p>
              </table:table-cell>
            </table:table-row>
            <table:table-row table:style-name="ro1" table:default-cell-style-name="ce1">
              <table:table-cell>
                <text:p text:style-name="P3">\t</text:p>
              </table:table-cell>
              <table:table-cell table:style-name="ce2">
                <text:p text:style-name="P4">Current time in 24-hour as hh:mm:ss</text:p>
              </table:table-cell>
              <table:table-cell>
                <text:p text:style-name="P3">\@</text:p>
              </table:table-cell>
              <table:table-cell table:style-name="ce4">
                <text:p text:style-name="P6">Current time in 12-hour a.m/p.m</text:p>
              </table:table-cell>
            </table:table-row>
            <table:table-row table:style-name="ro1" table:default-cell-style-name="ce1">
              <table:table-cell>
                <text:p text:style-name="P3">\T</text:p>
              </table:table-cell>
              <table:table-cell table:style-name="ce2">
                <text:p text:style-name="P4">Current time in 12-hour as hh:mm:ss</text:p>
              </table:table-cell>
              <table:table-cell>
                <text:p text:style-name="P3">\\</text:p>
              </table:table-cell>
              <table:table-cell table:style-name="ce3">
                <text:p text:style-name="P5">A literal \ charact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7" draw:layer="layout" svg:width="18.6cm" svg:height="1.6cm" svg:x="2.8cm" svg:y="13.2cm">
          <text:p text:style-name="P7"><text:span text:style-name="T2">\u@\h:\w\$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Python command line</text:p>
          </draw:text-box>
        </draw:frame>
        <draw:frame presentation:style-name="pr4" draw:layer="layout" svg:width="25.199cm" svg:height="7.219cm" svg:x="1.4cm" svg:y="5.6cm" presentation:class="outline" presentation:user-transformed="true">
          <draw:text-box>
            <text:list text:style-name="L3">
              <text:list-item>
                <text:p><text:span text:style-name="T3">ps1</text:span> and <text:span text:style-name="T3">ps2</text:span> are defined in the module <text:span text:style-name="T3">sys</text:span></text:p>
              </text:list-item>
              <text:list-item>
                <text:p><text:span text:style-name="T4">Change </text:span><text:span text:style-name="T3">sys.ps1</text:span><text:span text:style-name="T4"> and </text:span><text:span text:style-name="T3">sys.ps2</text:span><text:span text:style-name="T4"> if needed</text:span></text:p>
              </text:list-item>
              <text:list-item>
                <text:p>Override <text:span text:style-name="T3">__str__</text:span> method to have dynamic prompt</text:p>
              </text:list-item>
            </text:list>
          </draw:text-box>
        </draw:frame>
        <draw:custom-shape draw:style-name="gr2" draw:text-style-name="P7" draw:layer="layout" svg:width="18.6cm" svg:height="1.6cm" svg:x="2.801cm" svg:y="13.201cm">
          <text:p text:style-name="P7"><text:span text:style-name="T2">&gt;&gt;&gt;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4:06:49.624395770</meta:creation-date>
    <dc:date>2022-03-06T14:47:36.123036972</dc:date>
    <meta:editing-duration>PT19M26S</meta:editing-duration>
    <meta:editing-cycles>3</meta:editing-cycles>
    <meta:generator>LibreOffice/6.4.7.2$Linux_X86_64 LibreOffice_project/40$Build-2</meta:generator>
    <meta:document-statistic meta:object-count="43"/>
  </office:meta>
</office:document-meta>
</file>